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fe56" officeooo:paragraph-rsid="0010fe56"/>
    </style:style>
    <style:style style:name="T1" style:family="text">
      <style:text-properties officeooo:rsid="00129b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64063220" text:style-name="L1">
        <text:list-item>
          <text:p text:style-name="P1">Есть ли проблема с определением сроков выполнения проектов в вашей компании?</text:p>
        </text:list-item>
        <text:list-item>
          <text:p text:style-name="P1">Как вы решаете эту проблему?</text:p>
        </text:list-item>
        <text:list-item>
          <text:p text:style-name="P1">Сколько денег и времени вы тратите на решение этой проблемы?</text:p>
        </text:list-item>
        <text:list-item>
          <text:p text:style-name="P1">Кто-нибудь из ваших знакомых имеет такую же проблему как у вас?</text:p>
        </text:list-item>
        <text:list-item>
          <text:p text:style-name="P1"><text:span text:style-name="T1">Нужен ли вам продукт, который п</text:span>оможет вам <text:span text:style-name="T1">быстро решить эту проблему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2:10:59.089496597</meta:creation-date>
    <meta:generator>LibreOffice/6.0.7.3$Linux_X86_64 LibreOffice_project/00m0$Build-3</meta:generator>
    <dc:date>2019-04-26T12:23:55.112875586</dc:date>
    <meta:editing-duration>PT2M6S</meta:editing-duration>
    <meta:editing-cycles>1</meta:editing-cycles>
    <meta:document-statistic meta:table-count="0" meta:image-count="0" meta:object-count="0" meta:page-count="1" meta:paragraph-count="5" meta:word-count="53" meta:character-count="306" meta:non-whitespace-character-count="263"/>
  </office:meta>
</office:document-meta>
</file>